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entrales producción mí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B2]*[.C2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3]*[.C3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formula="of:=SUM([.D2:.D4])" office:value-type="float" office:value="2500" calcext:value-type="float">
            <text:p>2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ientes consumo máxi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 Tot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según problema)</text:p>
          </table:table-cell>
          <table:table-cell/>
        </table:table-row>
        <table:table-row table:style-name="ro1">
          <table:table-cell office:value-type="string" calcext:value-type="string">
            <text:p>XG</text:p>
          </table:table-cell>
          <table:table-cell table:formula="of:=[.B8]*0.25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B9]*[.C9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table:formula="of:=[.B8]*0.3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[.B8]*0.4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800" calcext:value-type="float">
            <text:p>800</text:p>
          </table:table-cell>
        </table:table-row>
        <table:table-row table:style-name="ro1">
          <table:table-cell table:number-columns-repeated="3"/>
          <table:table-cell table:formula="of:=SUM([.D9:.D11])" office:value-type="float" office:value="7300" calcext:value-type="float">
            <text:p>73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eds críticas: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3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3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3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3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6:17:45.278000000</meta:creation-date>
    <dc:date>2018-10-08T01:28:15.497000000</dc:date>
    <meta:editing-duration>PT8H50M9S</meta:editing-duration>
    <meta:editing-cycles>2</meta:editing-cycles>
    <meta:generator>LibreOffice/6.0.6.2$Windows_X86_64 LibreOffice_project/0c292870b25a325b5ed35f6b45599d2ea4458e77</meta:generator>
    <meta:document-statistic meta:table-count="1" meta:cell-count="41" meta:object-count="0"/>
  </office:meta>
</office:document-meta>
</file>